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ncil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ana</text:p>
          </table:table-cell>
          <table:table-cell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4/07/2017</text:date>, <text:time>01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1:19:19</meta:creation-date>
    <dc:date>2017-04-07T01:20:55</dc:date>
    <meta:editing-duration>PT1M37S</meta:editing-duration>
    <meta:editing-cycles>1</meta:editing-cycles>
    <meta:document-statistic meta:table-count="3" meta:cell-count="15" meta:object-count="0"/>
    <meta:generator>OpenOffice/4.1.3$Unix OpenOffice.org_project/413m1$Build-9783</meta:generator>
  </office:meta>
</office:document-meta>
</file>